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b4f8" officeooo:paragraph-rsid="0005b4f8"/>
    </style:style>
    <style:style style:name="P2" style:family="paragraph" style:parent-style-name="Standard">
      <style:text-properties style:text-line-through-style="solid" style:text-line-through-type="single" officeooo:rsid="0005b4f8" officeooo:paragraph-rsid="0005b4f8"/>
    </style:style>
    <style:style style:name="T1" style:family="text">
      <style:text-properties officeooo:rsid="0007d4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s:</text:p>
      <text:p text:style-name="P1"/>
      <text:p text:style-name="P1">Cost <text:s/>=&gt; abstract class for save and show cost</text:p>
      <text:p text:style-name="P2">building =&gt; abstract class which inheritance from cost that get cost</text:p>
      <text:p text:style-name="P1">town_<text:span text:style-name="T1">cost</text:span> =&gt; class for town which inheritance from cost that get cost of town</text:p>
      <text:p text:style-name="P1">block_<text:span text:style-name="T1">cost</text:span> =&gt; class for town which inheritance from cost that get cost of block</text:p>
      <text:p text:style-name="P1">floor_<text:span text:style-name="T1">cost</text:span> =&gt; class for town which inheritance from cost that get cost of floor</text:p>
      <text:p text:style-name="P1">unit_<text:span text:style-name="T1">cost</text:span> =&gt; class for town which inheritance from cost that get cost of unit</text:p>
      <text:p text:style-name="P1"/>
      <text:p text:style-name="P1">Tests:</text:p>
      <text:p text:style-name="P1"/>
      <text:p text:style-name="P1">test_town_cost =&gt; for test cost of town class</text:p>
      <text:p text:style-name="P1">test_block_cost =&gt; for test cost of block class</text:p>
      <text:p text:style-name="P1">test_floor_cost =&gt; for test cost of floor class</text:p>
      <text:p text:style-name="P1">test_unit_cost =&gt; for test cost of unit clas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08:37:11.559708295</meta:creation-date>
    <dc:date>2023-06-20T08:54:32.450203054</dc:date>
    <meta:editing-duration>PT3M2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10" meta:character-count="624" meta:non-whitespace-character-count="525"/>
  </office:meta>
</office:document-meta>
</file>